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Lucida Sans Unicode" svg:font-family="'Lucida Sans Unicode', 'Lucida Grande'"/>
    <style:font-face style:name="OpenSymbol" svg:font-family="OpenSymbol, 'Arial Unicode MS'"/>
    <style:font-face style:name="Droid Sans Fallback1" svg:font-family="'Droid Sans Fallback'" style:font-family-generic="modern"/>
    <style:font-face style:name="Droid Sans Mono" svg:font-family="'Droid Sans Mono'" style:font-family-generic="modern"/>
    <style:font-face style:name="Lohit Hindi3" svg:font-family="'Lohit Hindi'" style:font-family-generic="modern"/>
    <style:font-face style:name="Droid Sans Fallback2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582cm" fo:text-indent="0cm" style:auto-text-indent="false"/>
    </style:style>
    <style:style style:name="P2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style:font-style-asian="normal" style:font-name-complex="Lucida Sans Unicode"/>
    </style:style>
    <style:style style:name="P3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language="en" fo:country="none" fo:font-style="normal" style:font-style-asian="normal" style:font-name-complex="Lucida Sans Unicode"/>
    </style:style>
    <style:style style:name="P4" style:family="paragraph" style:parent-style-name="Text_20_body" style:list-style-name="L1">
      <style:paragraph-properties fo:margin-left="0cm" fo:margin-right="0cm" style:line-height-at-least="0.582cm" fo:text-indent="0cm" style:auto-text-indent="false"/>
    </style:style>
    <style:style style:name="P5" style:family="paragraph" style:parent-style-name="Text_20_body" style:list-style-name="L2">
      <style:paragraph-properties fo:margin-left="0cm" fo:margin-right="0cm" style:line-height-at-least="0.582cm" fo:text-indent="0cm" style:auto-text-indent="false"/>
    </style:style>
    <style:style style:name="P6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language="en" fo:country="none" fo:font-style="normal" style:font-style-asian="normal" style:font-name-complex="Lucida Sans Unicode"/>
    </style:style>
    <style:style style:name="P7" style:family="paragraph" style:parent-style-name="Text_20_body" style:list-style-name="L1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language="en" fo:country="none" fo:font-style="normal" style:font-style-asian="normal" style:font-name-complex="Lucida Sans Unicode"/>
    </style:style>
    <style:style style:name="P8" style:family="paragraph" style:parent-style-name="Text_20_body" style:list-style-name="L5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fo:font-weight="bold" style:font-style-asian="normal" style:font-weight-asian="bold" style:font-name-complex="Lucida Sans Unicode" style:font-weight-complex="bold"/>
    </style:style>
    <style:style style:name="P9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style:font-style-asian="normal" style:font-name-complex="Lucida Sans Unicode"/>
    </style:style>
    <style:style style:name="P10" style:family="paragraph" style:parent-style-name="Text_20_body" style:list-style-name="L5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style:font-style-asian="normal" style:font-name-complex="Lucida Sans Unicode"/>
    </style:style>
    <style:style style:name="P11" style:family="paragraph" style:parent-style-name="Text_20_body" style:list-style-name="L6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style:font-style-asian="normal" style:font-name-complex="Lucida Sans Unicode"/>
    </style:style>
    <style:style style:name="P12" style:family="paragraph" style:parent-style-name="Text_20_body">
      <style:paragraph-properties fo:margin-left="0cm" fo:margin-right="0cm" style:line-height-at-least="0.582cm" fo:text-align="start" style:justify-single-word="false" fo:text-indent="0cm" style:auto-text-indent="false"/>
      <style:text-properties style:text-underline-style="none"/>
    </style:style>
    <style:style style:name="P13" style:family="paragraph" style:parent-style-name="Heading_20_1" style:master-page-name="Standard">
      <style:paragraph-properties fo:margin-left="0cm" fo:margin-right="0cm" style:line-height-at-least="0.582cm" fo:text-align="center" style:justify-single-word="false" fo:text-indent="0cm" style:auto-text-indent="false" style:page-number="auto"/>
    </style:style>
    <style:style style:name="T1" style:family="text">
      <style:text-properties fo:font-variant="normal" fo:text-transform="none" fo:color="#333333" style:font-name="Lucida Sans Unicode" fo:letter-spacing="normal" fo:font-style="normal" style:font-style-asian="normal" style:font-name-complex="Lucida Sans Unicode"/>
    </style:style>
    <style:style style:name="T2" style:family="text">
      <style:text-properties fo:font-variant="normal" fo:text-transform="none" fo:color="#333333" style:font-name="Lucida Sans Unicode" fo:letter-spacing="normal" fo:font-style="normal" fo:font-weight="bold" style:font-style-asian="normal" style:font-weight-asian="bold" style:font-name-complex="Lucida Sans Unicode" style:font-weight-complex="bold"/>
    </style:style>
    <style:style style:name="T3" style:family="text">
      <style:text-properties fo:font-variant="normal" fo:text-transform="none" fo:color="#333333" style:font-name="Lucida Sans Unicode" fo:letter-spacing="normal" fo:language="en" fo:country="none" fo:font-style="normal" style:font-style-asian="normal" style:font-name-complex="Lucida Sans Unicode"/>
    </style:style>
    <style:style style:name="T4" style:family="text">
      <style:text-properties fo:font-variant="normal" fo:text-transform="none" fo:color="#333333" style:font-name="Lucida Sans Unicode" fo:letter-spacing="normal" fo:language="en" fo:country="none" fo:font-style="normal" fo:font-weight="bold" style:font-style-asian="normal" style:font-weight-asian="bold" style:font-name-complex="Lucida Sans Unicode" style:font-weight-complex="bold"/>
    </style:style>
    <style:style style:name="T5" style:family="text">
      <style:text-properties fo:font-variant="normal" fo:text-transform="none" fo:color="#333333" style:font-name="Lucida Sans Unicode" fo:letter-spacing="normal" fo:language="en" fo:country="none" fo:font-style="normal" fo:font-weight="normal" style:font-style-asian="normal" style:font-weight-asian="normal" style:font-name-complex="Lucida Sans Unicode" style:font-weight-complex="normal"/>
    </style:style>
    <style:style style:name="T6" style:family="text">
      <style:text-properties fo:language="en" fo:country="none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P13" text:outline-level="1"><text:span text:style-name="T1">集群结构</text:span></text:h>
        <text:p text:style-name="P12"><text:span text:style-name="T1">在对批量节点进行自动化部署之前，需要做一些基础准备。</text:span></text:p>
        <text:p text:style-name="P12"><text:span text:style-name="T1">首先需要了解集群中节点扮演的角色：</text:span></text:p>
        <text:list xml:id="list4851861872" text:style-name="L1">
          <text:list-header>
            <text:p text:style-name="P4"><text:span text:style-name="T3">1. </text:span><text:span text:style-name="T4">共享存储：</text:span></text:p>
            <text:p text:style-name="P4"><text:span text:style-name="T4"><text:s text:c="4"/></text:span><text:span text:style-name="T5">RHEL-Server-5.5 <text:s text:c="2"/>--64位系统</text:span></text:p>
            <text:p text:style-name="P7"><text:s text:c="5"/>集群中只有一个 FC 磁盘阵列，用来最终存放数据。在阵列前端用两个 IO 服务器上的 HBA <text:s/></text:p>
            <text:p text:style-name="P7"><text:s text:c="4"/>卡来直接挂载磁盘阵列设备。同时两个 IO 服务器针对设备做OCFS2 共享文件系统，可</text:p>
            <text:p text:style-name="P7"><text:s text:c="4"/>以使两个 IO 同时读、写数据和共享数据(互相能看到对方的数据)，起到数据的一致性。在基</text:p>
            <text:p text:style-name="P7"><text:s text:c="4"/>于两个 IO 服务器的共享文件系统做 Samba 共享存储，集群中 Master 和 Slave 通过千兆 </text:p>
            <text:p text:style-name="P7"><text:s text:c="4"/>网络共同挂载 Samba 共享存储实现读写数据。同时在两个 IO 服务器上针对 Samba 互相</text:p>
            <text:p text:style-name="P7"><text:s text:c="4"/>做 HA 热备功能，来保障 Samba 服务的不阶段性。</text:p>
            <text:p text:style-name="P7"/>
          </text:list-header>
        </text:list>
        <text:list xml:id="list2121177164" text:style-name="L2">
          <text:list-header>
            <text:p text:style-name="P5"><text:span text:style-name="T1">2. </text:span><text:span text:style-name="T2">Master节点（控制节点或管理节点）：</text:span></text:p>
          </text:list-header>
        </text:list>
        <text:p text:style-name="P2"><text:s text:c="5"/>RHEL-Server-6.2 <text:s text:c="2"/>--64位 系统，可以上外网。</text:p>
        <text:p text:style-name="P2"><text:s text:c="5"/>运行了 InfuDrQueue Server 程序，用来管理所有的 Slave节点（计算</text:p>
        <text:p text:style-name="P2"><text:s text:c="5"/>节点）。同时 Master 节点上运行了一个 InfuDrQueueOnRails 程序，它是一个 Web 管</text:p>
        <text:p text:style-name="P2"><text:s text:c="5"/>理工具，任意用户可以通过浏览器输入 Master 节点 IP 地址访问 InfuDrQueueOnRails</text:p>
        <text:p text:style-name="P2"><text:s text:c="5"/>来提交渲染任务，InfuDrQueueOnRails 会把任务请求转发给后端服务 InfuDrQueue </text:p>
        <text:p text:style-name="P2"><text:s text:c="5"/>Server，然后 InfuDrQueue Server 在把任务分发给一组 InfuDrQueue Slave 节点来完</text:p>
        <text:p text:style-name="P2"><text:s text:c="5"/>成渲染任务。</text:p>
        <text:p text:style-name="P2"/>
        <text:p text:style-name="P1"><text:span text:style-name="T1">3. </text:span><text:span text:style-name="T2">Slave（计算节点或渲染节点）：</text:span></text:p>
        <text:p text:style-name="P2"><text:s text:c="5"/>Windows 2008 Server R2 <text:s text:c="2"/>--64位系统</text:p>
        <text:p text:style-name="P1"><text:span text:style-name="T1"><text:s text:c="5"/>运行了 InfuDrQueue Slave 客户端程序和MentalRay S</text:span><text:span text:style-name="T3">tandard 渲染器。InfuDrQueue </text:span></text:p>
        <text:p text:style-name="P3"><text:s text:c="5"/>负责接收 InfuDrQueue Server 发过来的任务交给 MentalRay Standard 渲染器，把渲</text:p>
        <text:p text:style-name="P3"><text:soft-page-break/><text:s text:c="5"/>染模型任务渲染成一组图片后存放在共享存储中。</text:p>
        <text:p text:style-name="P3"/>
        <text:list xml:id="list730696022" text:style-name="L5">
          <text:list-item>
            <text:list>
              <text:list-header>
                <text:p text:style-name="P8"><text:span text:style-name="T6">3.1 PXE 节点：</text:span></text:p>
                <text:p text:style-name="P10"><text:span text:style-name="T6"><text:s/>考虑到集群中有几十台 Slave 节点，如果都用光盘安装操作系统是非常麻烦的一件事情。这里采用 PXE 网络安装方式，利用 windows 上的 WDS 来提供 PXE 服务。</text:span></text:p>
                <text:p text:style-name="P8"><text:span text:style-name="T6">3.2 母机节点：</text:span></text:p>
                <text:p text:style-name="P10"><text:span text:style-name="T6"><text:s/>PXE 节点只是解决了所有节点的操作系统问题，装完系统还需要安装 DrQueue Slave 软件，以及配置一些环境，所有这里需要先手工安装一个 windows 2008 r2 系统，并配置好相关软件环境，用 PXE 节点的 AIK 服务来抓取母机节点成一个镜像，在用 PXE 来网络安装这个镜像，来实现操作系统和软件环境的自动化安装。</text:span></text:p>
              </text:list-header>
            </text:list>
          </text:list-item>
        </text:list>
        <text:p text:style-name="P2"><text:span text:style-name="T6"/></text:p>
        <text:p text:style-name="P2"><text:span text:style-name="T6">综合上述描述的节点所扮演的角色后，可以总结整体部署准备流程为：</text:span></text:p>
        <text:list xml:id="list304151300" text:style-name="L6">
          <text:list-header>
            <text:p text:style-name="P11"><text:span text:style-name="T6">1. 用两个服务器连接盘阵，并做并行文件系统，在做 samba 共享。同时互相做 HA。</text:span></text:p>
            <text:p text:style-name="P11"><text:span text:style-name="T6">2. 用脚本安装 Master 节点</text:span></text:p>
            <text:p text:style-name="P11"><text:span text:style-name="T6">3. 手工安装 WDS 、AIK 服务</text:span></text:p>
            <text:p text:style-name="P11"><text:span text:style-name="T6">4. 母机镜像，手工安装一个 Slave 节点环境，通过 AIK 来抓取镜像。</text:span></text:p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Lucida Sans Unicode" svg:font-family="'Lucida Sans Unicode', 'Lucida Grande'"/>
    <style:font-face style:name="OpenSymbol" svg:font-family="OpenSymbol, 'Arial Unicode MS'"/>
    <style:font-face style:name="Droid Sans Fallback1" svg:font-family="'Droid Sans Fallback'" style:font-family-generic="modern"/>
    <style:font-face style:name="Droid Sans Mono" svg:font-family="'Droid Sans Mono'" style:font-family-generic="modern"/>
    <style:font-face style:name="Lohit Hindi3" svg:font-family="'Lohit Hindi'" style:font-family-generic="modern"/>
    <style:font-face style:name="Droid Sans Fallback2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US" style:letter-kerning="true" style:font-name-asian="Droid Sans Fallback2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2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1" fo:font-size="24pt" fo:font-weight="bold" style:font-name-asian="Droid Sans Fallback2" style:font-size-asian="24pt" style:font-weight-asian="bold" style:font-name-complex="Lohit Hindi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erif1" fo:font-size="18pt" fo:font-weight="bold" style:font-name-asian="Droid Sans Fallback2" style:font-size-asian="18pt" style:font-weight-asian="bold" style:font-name-complex="Lohit Hindi2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3" style:font-size-complex="10pt"/>
    </style:style>
    <style:style style:name="Absatz-Standardschriftart" style:family="text"/>
    <style:style style:name="WW8Num1z0" style:family="text">
      <style:text-properties style:font-name="Symbol" style:font-name-complex="OpenSymbol"/>
    </style:style>
    <style:style style:name="WW-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8-11T23:11:34</meta:creation-date>
    <meta:editing-duration>P23DT22H52M19S</meta:editing-duration>
    <dc:date>2013-08-18T17:59:23</dc:date>
    <dc:creator>root </dc:creator>
    <meta:generator>LibreOffice/3.5$Linux_X86_64 LibreOffice_project/350m1$Build-2</meta:generator>
    <meta:editing-cycles>26</meta:editing-cycles>
    <meta:document-statistic meta:table-count="0" meta:image-count="0" meta:object-count="0" meta:page-count="2" meta:paragraph-count="33" meta:word-count="443" meta:character-count="1382" meta:non-whitespace-character-count="1197"/>
    <meta:user-defined meta:name="Info 1"/>
    <meta:user-defined meta:name="Info 2"/>
    <meta:user-defined meta:name="Info 3"/>
    <meta:user-defined meta:name="Info 4"/>
  </office:meta>
</office:document-meta>
</file>